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72" officeooo:paragraph-rsid="000c2472"/>
    </style:style>
    <style:style style:name="P2" style:family="paragraph" style:parent-style-name="Standard">
      <style:text-properties officeooo:rsid="000c3d82" officeooo:paragraph-rsid="000c3d82"/>
    </style:style>
    <style:style style:name="P3" style:family="paragraph" style:parent-style-name="Standard">
      <style:text-properties officeooo:rsid="000dc2d6" officeooo:paragraph-rsid="000dc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rojet de fin d’étude.</text:p>
      <text:p text:style-name="P2">Nov-déc</text:p>
      <text:p text:style-name="P2"/>
      <text:p text:style-name="P3">PENSER À LA VIDÉO EN DÉMO POUR converge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09:15:57.513779846</meta:creation-date>
    <dc:date>2022-02-07T18:48:54.851035013</dc:date>
    <meta:editing-duration>PT2H57M49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3" meta:word-count="16" meta:character-count="90" meta:non-whitespace-character-count="77"/>
  </office:meta>
</office:document-meta>
</file>